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swer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mlTemplate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38">
          <table:table-cell table:style-name="ce2" table:number-columns-repeated="3"/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1:37:21.688000000</meta:creation-date>
    <dc:date>2016-07-30T21:45:54.757000000</dc:date>
    <meta:editing-duration>PT8M33S</meta:editing-duration>
    <meta:editing-cycles>1</meta:editing-cycles>
    <meta:document-statistic meta:table-count="1" meta:cell-count="8" meta:object-count="0"/>
    <meta:generator>LibreOffice/5.1.3.2$Windows_X86_64 LibreOffice_project/644e4637d1d8544fd9f56425bd6cec110e49301b</meta:generator>
  </office:meta>
</office:document-meta>
</file>